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1855b" style:font-size-asian="13pt" style:font-name-complex="Sanskrit 2003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11855b" style:font-size-asian="13pt" style:font-name-complex="Sanskrit 2003" style:font-size-complex="13pt"/>
    </style:style>
    <style:style style:name="T1" style:family="text">
      <style:text-properties officeooo:rsid="06b74c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a2701a" style:font-weight-asian="bold" style:font-weight-complex="bold"/>
    </style:style>
    <style:style style:name="T4" style:family="text">
      <style:text-properties officeooo:rsid="06a27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थोननवतितमोऽध्यायः । </text:p>
      <text:p text:style-name="P2"><text:span text:style-name="T2">एकतत्त्वदीक्षाकथन</text:span><text:span text:style-name="T3">म्</text:span><text:line-break/>ईश्वर उवाच -<text:line-break/>अथैकतात्त्विकी दीक्षा लघुत्वादुपदिश्यते । <text:line-break/>सूत्रबन्धादि कु<text:span text:style-name="T1">र्वी</text:span>त यथायोगं निजात्मना ॥१<text:span text:style-name="T4">॥</text:span> <text:line-break/>कालाग्न्यादिशिवान्तानि तत्त्वानि परिभावयेत् । <text:line-break/>समतत्त्वे समग्राणि सूत्रे मणिगणानिव ॥२<text:span text:style-name="T4">॥</text:span> <text:line-break/>आवाह्य शिवतत्त्वा<text:span text:style-name="T1">नि</text:span> गर्भाधानादि पूर्ववत् । <text:line-break/>मूलेन किन्तु कु<text:span text:style-name="T1">र्वी</text:span>त स<text:span text:style-name="T1">र्व</text:span>शुल्कसमर्पण<text:span text:style-name="T1">म्</text:span> ॥३<text:span text:style-name="T4">॥</text:span> <text:line-break/>प्रददीत ततः पूर्णां तत्त्वव्रातोपगर्भिता<text:span text:style-name="T1">म्</text:span> । <text:s/><text:line-break/>एकयैव यया शिष्यो नि<text:span text:style-name="T1">र्वा</text:span>णमधिगच्छति ॥४<text:span text:style-name="T4">॥</text:span> <text:line-break/>योजनायै शिवे चान्यां स्थिरत्वापादनाय च । <text:s/><text:line-break/>द<text:span text:style-name="T1">त्</text:span>त्वा पूर्णां प्रकुर्वीत शिवकुम्भाभिषेचन<text:span text:style-name="T1">म्</text:span> ॥५<text:span text:style-name="T4">॥</text:span> </text:p>
      <text:p text:style-name="P1">इत्यादिमहपुराणे आग्नेये एकतत्त्वदीक्षा<text:span text:style-name="T1">विधिः</text:span> नाम ऊननवतितम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14:56:49.630887010</meta:creation-date>
    <dc:date>2017-06-27T14:57:34.940247160</dc:date>
    <meta:editing-duration>PT45S</meta:editing-duration>
    <meta:editing-cycles>1</meta:editing-cycles>
    <meta:document-statistic meta:table-count="0" meta:image-count="0" meta:object-count="0" meta:page-count="1" meta:paragraph-count="3" meta:word-count="61" meta:character-count="317" meta:non-whitespace-character-count="246"/>
    <meta:generator>LibreOffice/5.1.6.2$Linux_X86_64 LibreOffice_project/10m0$Build-2</meta:generator>
  </office:meta>
</office:document-meta>
</file>